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71cm" svg:stroke-color="#333333" draw:marker-start-width="0.306cm" draw:marker-end-width="0.306cm" draw:fill="none" fo:padding-top="0.035cm" fo:padding-bottom="0.035cm" fo:padding-left="0.035cm" fo:padding-right="0.035cm"/>
    </style:style>
    <style:style style:name="gr2" style:family="graphic" style:parent-style-name="standard">
      <style:graphic-properties svg:stroke-width="0.035cm" svg:stroke-color="#333333" draw:marker-start-width="0.252cm" draw:marker-end-width="0.252cm" draw:fill="solid" draw:fill-color="#ffffff" draw:textarea-horizontal-align="justify" draw:textarea-vertical-align="middle" draw:auto-grow-height="false" fo:min-height="0.519cm" fo:min-width="0.269cm" fo:padding-top="0.142cm" fo:padding-bottom="0.142cm" fo:padding-left="0.267cm" fo:padding-right="0.267cm" draw:shadow="visible" draw:shadow-offset-x="0.071cm" draw:shadow-offset-y="0.071cm"/>
    </style:style>
    <style:style style:name="gr3" style:family="graphic" style:parent-style-name="standard">
      <style:graphic-properties svg:stroke-width="0.035cm" svg:stroke-color="#333333" draw:marker-start-width="0.252cm" draw:marker-end-width="0.252cm" draw:fill="solid" draw:fill-color="#ffffff" draw:textarea-horizontal-align="justify" draw:textarea-vertical-align="middle" draw:auto-grow-height="false" fo:min-height="0.519cm" fo:min-width="0.269cm" fo:padding-top="0.142cm" fo:padding-bottom="0.142cm" fo:padding-left="0.267cm" fo:padding-right="0.267cm" draw:shadow="visible" draw:shadow-offset-x="0.071cm" draw:shadow-offset-y="0.071cm"/>
    </style:style>
    <style:style style:name="gr4" style:family="graphic" style:parent-style-name="standard">
      <style:graphic-properties draw:stroke="none" svg:stroke-color="#000000" draw:fill="none" draw:fill-color="#ffffff" fo:min-height="0.319cm"/>
    </style:style>
    <style:style style:name="gr5" style:family="graphic" style:parent-style-name="standard">
      <style:graphic-properties draw:stroke="none" svg:stroke-color="#000000" draw:fill="none" draw:fill-color="#ffffff" fo:min-height="0.628cm"/>
    </style:style>
    <style:style style:name="gr6" style:family="graphic" style:parent-style-name="objectwithoutfill">
      <style:graphic-properties draw:stroke="solid" svg:stroke-width="0.035cm" svg:stroke-color="#333333" draw:marker-start-width="0.252cm" draw:marker-end="Arrow" draw:marker-end-width="0.154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color="#333333" fo:font-size="16pt" style:font-size-asian="16pt" style:font-size-complex="16pt"/>
    </style:style>
    <style:style style:name="P4" style:family="paragraph">
      <loext:graphic-properties draw:fill="solid" draw:fill-color="#ffffff"/>
      <style:paragraph-properties fo:margin-top="0cm" fo:margin-bottom="0cm" fo:text-align="start"/>
      <style:text-properties fo:color="#333333" style:text-position="0% 100%" fo:font-size="16pt" style:font-size-asian="16pt" style:font-size-complex="16pt"/>
    </style:style>
    <style:style style:name="P5" style:family="paragraph">
      <loext:graphic-properties draw:fill="none" draw:fill-color="#ffffff"/>
      <style:text-properties fo:color="#333333" fo:font-size="8pt" style:font-size-asian="8pt" style:font-size-complex="8pt"/>
    </style:style>
    <style:style style:name="P6" style:family="paragraph">
      <loext:graphic-properties draw:fill="none" draw:fill-color="#ffffff"/>
      <style:text-properties fo:color="#333333" fo:font-size="16pt" style:font-size-asian="8pt" style:font-size-complex="8pt"/>
    </style:style>
    <style:style style:name="T1" style:family="text">
      <style:text-properties fo:color="#333333" fo:font-size="16pt" style:font-size-asian="16pt" style:font-size-complex="16pt"/>
    </style:style>
    <style:style style:name="T2" style:family="text">
      <style:text-properties fo:color="#333333" fo:font-size="8pt" style:font-size-asian="8pt" style:font-size-complex="8pt"/>
    </style:style>
    <style:style style:name="T3" style:family="text">
      <style:text-properties fo:color="#333333" fo:font-size="1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7cm" svg:y1="0cm" svg:x2="1.27cm" svg:y2="3.81cm">
          <text:p/>
        </draw:line>
        <draw:line draw:style-name="gr1" draw:text-style-name="P1" draw:layer="layout" svg:x1="2.54cm" svg:y1="0cm" svg:x2="2.54cm" svg:y2="3.81cm">
          <text:p/>
        </draw:line>
        <draw:line draw:style-name="gr1" draw:text-style-name="P1" draw:layer="layout" svg:x1="3.81cm" svg:y1="1.27cm" svg:x2="0cm" svg:y2="1.27cm">
          <text:p/>
        </draw:line>
        <draw:line draw:style-name="gr1" draw:text-style-name="P1" draw:layer="layout" svg:x1="3.81cm" svg:y1="2.54cm" svg:x2="0cm" svg:y2="2.54cm">
          <text:p/>
        </draw:line>
        <draw:custom-shape draw:style-name="gr2" draw:text-style-name="P3" draw:layer="layout" svg:width="0.889cm" svg:height="0.889cm" svg:x="0.127cm" svg:y="0.127cm">
          <text:p text:style-name="P2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9cm" svg:height="0.889cm" svg:x="2.794cm" svg:y="0.127cm">
          <text:p text:style-name="P2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9cm" svg:height="0.889cm" svg:x="1.461cm" svg:y="0.127cm">
          <text:p text:style-name="P2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9cm" svg:height="0.889cm" svg:x="0.127cm" svg:y="1.397cm">
          <text:p text:style-name="P2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9cm" svg:height="0.889cm" svg:x="2.794cm" svg:y="1.397cm">
          <text:p text:style-name="P2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9cm" svg:height="0.889cm" svg:x="1.461cm" svg:y="1.397cm">
          <text:p text:style-name="P2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9cm" svg:height="0.889cm" svg:x="0.127cm" svg:y="2.667cm">
          <text:p text:style-name="P2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9cm" svg:height="0.889cm" svg:x="2.794cm" svg:y="2.667cm">
          <text:p text:style-name="P2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9cm" svg:height="0.889cm" svg:x="1.461cm" svg:y="2.667cm">
          <text:p text:style-name="P2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37cm" svg:y1="0cm" svg:x2="6.37cm" svg:y2="3.81cm">
          <text:p/>
        </draw:line>
        <draw:line draw:style-name="gr1" draw:text-style-name="P1" draw:layer="layout" svg:x1="7.64cm" svg:y1="0cm" svg:x2="7.64cm" svg:y2="3.81cm">
          <text:p/>
        </draw:line>
        <draw:line draw:style-name="gr1" draw:text-style-name="P1" draw:layer="layout" svg:x1="8.91cm" svg:y1="1.27cm" svg:x2="5.1cm" svg:y2="1.27cm">
          <text:p/>
        </draw:line>
        <draw:line draw:style-name="gr1" draw:text-style-name="P1" draw:layer="layout" svg:x1="8.91cm" svg:y1="2.54cm" svg:x2="5.1cm" svg:y2="2.54cm">
          <text:p/>
        </draw:line>
        <draw:custom-shape draw:style-name="gr3" draw:text-style-name="P4" draw:layer="layout" svg:width="0.889cm" svg:height="0.889cm" svg:x="5.227cm" svg:y="0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889cm" svg:x="7.894cm" svg:y="0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889cm" svg:x="6.561cm" svg:y="0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889cm" svg:x="5.227cm" svg:y="1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889cm" svg:x="7.894cm" svg:y="1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9cm" svg:height="0.889cm" svg:x="6.561cm" svg:y="1.397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889cm" svg:x="5.227cm" svg:y="2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889cm" svg:x="7.894cm" svg:y="2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9cm" svg:height="0.889cm" svg:x="6.561cm" svg:y="2.667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5" draw:layer="layout" svg:width="1.524cm" svg:height="0.569cm" svg:x="5.051cm" svg:y="0.535cm">
            <draw:text-box>
              <text:p><text:span text:style-name="T2">Home</text:span></text:p>
            </draw:text-box>
          </draw:frame>
          <draw:frame draw:style-name="gr5" draw:text-style-name="P6" draw:layer="layout" svg:width="0.852cm" svg:height="0.878cm" svg:x="5.264cm" svg:y="0.011cm">
            <draw:text-box>
              <text:p><text:span text:style-name="T3">7</text:span></text:p>
            </draw:text-box>
          </draw:frame>
        </draw:g>
        <draw:frame draw:style-name="gr5" draw:text-style-name="P6" draw:layer="layout" svg:width="0.852cm" svg:height="0.878cm" svg:x="6.524cm" svg:y="0.011cm">
          <draw:text-box>
            <text:p><text:span text:style-name="T3">8</text:span></text:p>
          </draw:text-box>
        </draw:frame>
        <draw:g>
          <draw:frame draw:style-name="gr4" draw:text-style-name="P5" draw:layer="layout" svg:width="1.524cm" svg:height="0.569cm" svg:x="7.703cm" svg:y="0.504cm">
            <draw:text-box>
              <text:p><text:span text:style-name="T2">Pg Up</text:span></text:p>
            </draw:text-box>
          </draw:frame>
          <draw:frame draw:style-name="gr5" draw:text-style-name="P6" draw:layer="layout" svg:width="0.852cm" svg:height="0.878cm" svg:x="7.78cm" svg:y="0cm">
            <draw:text-box>
              <text:p><text:span text:style-name="T3">9</text:span></text:p>
            </draw:text-box>
          </draw:frame>
        </draw:g>
        <draw:frame draw:style-name="gr5" draw:text-style-name="P6" draw:layer="layout" svg:width="0.852cm" svg:height="0.878cm" svg:x="5.227cm" svg:y="1.279cm">
          <draw:text-box>
            <text:p><text:span text:style-name="T3">4</text:span></text:p>
          </draw:text-box>
        </draw:frame>
        <draw:g>
          <draw:frame draw:style-name="gr4" draw:text-style-name="P5" draw:layer="layout" svg:width="1.524cm" svg:height="0.569cm" svg:x="5.151cm" svg:y="3.035cm">
            <draw:text-box>
              <text:p><text:span text:style-name="T2">End</text:span></text:p>
            </draw:text-box>
          </draw:frame>
          <draw:frame draw:style-name="gr5" draw:text-style-name="P6" draw:layer="layout" svg:width="0.852cm" svg:height="0.878cm" svg:x="5.264cm" svg:y="2.511cm">
            <draw:text-box>
              <text:p><text:span text:style-name="T3">1</text:span></text:p>
            </draw:text-box>
          </draw:frame>
          <draw:line draw:style-name="gr6" draw:text-style-name="P1" draw:layer="layout" svg:x1="7.259cm" svg:y1="0.762cm" svg:x2="7.259cm" svg:y2="0.281cm">
            <text:p/>
          </draw:line>
          <draw:line draw:style-name="gr6" draw:text-style-name="P1" draw:layer="layout" svg:x1="7.259cm" svg:y1="2.92cm" svg:x2="7.259cm" svg:y2="3.401cm">
            <text:p/>
          </draw:line>
        </draw:g>
        <draw:g>
          <draw:frame draw:style-name="gr4" draw:text-style-name="P5" draw:layer="layout" svg:width="1.524cm" svg:height="0.569cm" svg:x="7.703cm" svg:y="3.004cm">
            <draw:text-box>
              <text:p><text:span text:style-name="T2">Pg Dn</text:span></text:p>
            </draw:text-box>
          </draw:frame>
          <draw:frame draw:style-name="gr5" draw:text-style-name="P6" draw:layer="layout" svg:width="0.852cm" svg:height="0.878cm" svg:x="7.78cm" svg:y="2.5cm">
            <draw:text-box>
              <text:p><text:span text:style-name="T3">3</text:span></text:p>
            </draw:text-box>
          </draw:frame>
        </draw:g>
        <draw:line draw:style-name="gr6" draw:text-style-name="P1" draw:layer="layout" svg:x1="5.885cm" svg:y1="2.087cm" svg:x2="5.404cm" svg:y2="2.087cm">
          <text:p/>
        </draw:line>
        <draw:frame draw:style-name="gr5" draw:text-style-name="P6" draw:layer="layout" svg:width="0.852cm" svg:height="0.878cm" svg:x="7.894cm" svg:y="1.279cm">
          <draw:text-box>
            <text:p><text:span text:style-name="T3">6</text:span></text:p>
          </draw:text-box>
        </draw:frame>
        <draw:line draw:style-name="gr6" draw:text-style-name="P1" draw:layer="layout" svg:x1="8.139cm" svg:y1="2.087cm" svg:x2="8.62cm" svg:y2="2.0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TT_20_Button" style:display-name="TTT Button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fill="solid" draw:fill-color="#333333" draw:fill-gradient-name="Gradient_20_1" draw:fill-hatch-name="Hatching_20_1" draw:fill-image-name="Bitmap_20_1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fo:text-align="center">
        <style:tab-stops/>
      </style:paragraph-properties>
      <style:text-properties fo:font-size="16pt"/>
    </style:style>
    <style:style style:name="TTT_20_Annotation" style:display-name="TTT Annotation" style:family="graphic" style:parent-style-name="standard">
      <style:graphic-properties draw:stroke="solid" draw:stroke-dash="Dashed_20__28_var_29__20_4" svg:stroke-width="0.028cm" svg:stroke-color="#000000" draw:marker-start-width="0.242cm" draw:marker-end-width="0.242cm" draw:fill="solid" draw:fill-color="#55308d" draw:fill-gradient-name="Gradient_20_1" draw:fill-hatch-name="Hatching_20_1" draw:fill-image-name="Bitmap_20_1" draw:textarea-horizontal-align="justify" draw:textarea-vertical-align="middle" draw:auto-grow-height="false" fo:min-height="0.262cm" fo:min-width="0.012cm" fo:padding-top="0.139cm" fo:padding-bottom="0.139cm" fo:padding-left="0.264cm" fo:padding-right="0.264cm"/>
      <style:paragraph-properties fo:text-align="center"/>
      <style:text-properties fo:color="#ffffff" fo:font-size="16pt"/>
    </style:style>
    <style:style style:name="TTT_20_Title_20_Text" style:display-name="TTT Title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20pt" style:font-size-asian="20pt" style:font-size-complex="20pt"/>
    </style:style>
    <style:style style:name="TTT_20_Label_20_Text" style:display-name="TTT Label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16pt" style:font-size-asian="16pt" style:font-size-complex="16pt"/>
    </style:style>
  </office:styles>
  <office:automatic-styles>
    <style:page-layout style:name="PM0">
      <style:page-layout-properties fo:margin-top="0cm" fo:margin-bottom="0cm" fo:margin-left="0cm" fo:margin-right="0cm" fo:page-width="8.89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1T15:46:10.378018530</meta:creation-date>
    <meta:editing-duration>PT9M16S</meta:editing-duration>
    <meta:editing-cycles>4</meta:editing-cycles>
    <meta:generator>LibreOffice/6.1.5.2$Linux_X86_64 LibreOffice_project/10$Build-2</meta:generator>
    <dc:title>TTT Screen</dc:title>
    <dc:date>2020-03-01T16:09:48.431376777</dc:date>
    <meta:document-statistic meta:object-count="45"/>
    <meta:template xlink:type="simple" xlink:actuate="onRequest" xlink:title="TTT Screen" xlink:href="../../../../../../Templates/TTT%20Screen.otg" meta:date="2020-03-01T15:46:10.058935499"/>
  </office:meta>
</office:document-meta>
</file>